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1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ALANA)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Work with Jeff on Fungus Unity tutorials.</text:p>
          </table:table-cell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0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10" office:value-type="string">
            <text:p>Antelope font of info menu have the full name below the card in white with drop shadow. <text:s/>Card move up so that the bottom of the middle card is at the same height as the cards to the sides.</text:p>
          </table:table-cell>
          <table:table-cell table:style-name="ce10" office:value-type="string">
            <text:p>David Fungus Tutorial recording in multiple files, one for each chat bubble sequence. 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0" office:value-type="string">
            <text:p>New Antelope Up Store identifier Listing. <text:s text:c="2"/>(Home Edition)</text:p>
          </table:table-cell>
          <table:table-cell table:style-name="ce10" office:value-type="string">
            <text:p>New background for Northern Africa.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Default"/>
          <table:table-cell table:style-name="ce7" office:value-type="string">
            <text:p>Mute hyena by default</text:p>
          </table:table-cell>
          <table:table-cell table:style-name="ce10" office:value-type="string">
            <text:p>Setting for sound in a new sub menu. <text:s/>Directions is listed first, then sound, then credits. </text:p>
          </table:table-cell>
          <table:table-cell table:style-name="ce10" office:value-type="string">
            <text:p>New background for Western Africa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0" office:value-type="string">
            <text:p>Slide effect for antelope cards across info page.</text:p>
          </table:table-cell>
          <table:table-cell table:style-name="ce10" office:value-type="string">
            <text:p>New high-resolution screenshots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0" office:value-type="string">
            <text:p>Remove red lion card flipped over version</text:p>
          </table:table-cell>
          <table:table-cell table:style-name="ce7" office:value-type="string">
            <text:p>Create a hyena for info page. <text:s/></text:p>
          </table:table-cell>
          <table:table-cell table:style-name="ce10" office:value-type="string">
            <text:p>2x small medium and large antelope is happy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Default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4" office:value-type="string">
            <text:p>Set hyena gets hit by fruit only if player wins and the hyena stays down.</text:p>
          </table:table-cell>
          <table:table-cell table:style-name="ce7" office:value-type="string">
            <text:p>Create a lion for info page. <text:s/>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12" office:value-type="string">
            <text:p>Set the default volume to be based on testers feedback. </text:p>
          </table:table-cell>
          <table:table-cell table:style-name="ce7" office:value-type="string">
            <text:p>Add a drawing for omnivore, carnivore, and herbivore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6" office:value-type="string">
            <text:p>High Resolution screenshot plugin with auto composit.</text:p>
          </table:table-cell>
          <table:table-cell table:style-name="ce7" office:value-type="string">
            <text:p>Add a drawing for a sound <text:s/>icon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6" office:value-type="string">
            <text:p>Return icon in Will's computer specs during game is too low on screen.</text:p>
          </table:table-cell>
          <table:table-cell table:style-name="ce7" office:value-type="string">
            <text:p>Update info fact classifications for each antelope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13" office:value-type="string">
            <text:p>Set up Github for a home and school version of Antelope Up.</text:p>
          </table:table-cell>
          <table:table-cell table:style-name="ce7" office:value-type="string">
            <text:p>Create a hyena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Have a setting to turn on color blind mode.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ce7" office:value-type="string">
            <text:p>MineSweeper Slash card and animation for lion card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ce7" office:value-type="string">
            <text:p>Extinct antelope art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Match mode for the female and males.</text:p>
          </table:table-cell>
          <table:table-cell table:style-name="Default" table:number-columns-repeated="3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Sometimes the info page stops speaking the names of antelope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New antelope texture for Okapi antelope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dd antelope tail swing sideways anima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6"/>
        </table:table-row>
        <table:table-row table:style-name="ro2" table:number-rows-repeated="31">
          <table:table-cell table:style-name="Default" table:number-columns-repeated="7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/04/2019</text:date>, <text:time>15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23H49M44S</meta:editing-duration>
    <meta:editing-cycles>165</meta:editing-cycles>
    <meta:generator>OpenOffice/4.1.6$Win32 OpenOffice.org_project/416m1$Build-9790</meta:generator>
    <dc:date>2019-04-04T15:21:35.48</dc:date>
    <meta:document-statistic meta:table-count="3" meta:cell-count="81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